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ro1" style:family="table-row">
      <style:table-row-properties style:row-height="0.97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>
          <table:table-cell table:number-columns-repeated="5" office:value-type="string" calcext:value-type="string">
            <text:p>Ocean</text:p>
          </table:table-cell>
          <table:table-cell table:number-columns-repeated="15"/>
          <table:table-cell office:value-type="string" calcext:value-type="string">
            <text:p>River Ruby</text:p>
          </table:table-cell>
          <table:table-cell table:number-columns-repeated="43"/>
        </table:table-row>
        <table:table-row table:style-name="ro1">
          <table:table-cell table:number-columns-repeated="5" office:value-type="string" calcext:value-type="string">
            <text:p>Ocean</text:p>
          </table:table-cell>
          <table:table-cell table:number-columns-repeated="14"/>
          <table:table-cell office:value-type="string" calcext:value-type="string">
            <text:p>River Ruby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18"/>
          <table:table-cell office:value-type="string" calcext:value-type="string">
            <text:p>River Ruby</text:p>
          </table:table-cell>
          <table:table-cell table:number-columns-repeated="44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17"/>
          <table:table-cell office:value-type="string" calcext:value-type="string">
            <text:p>River Ruby</text:p>
          </table:table-cell>
          <table:table-cell table:number-columns-repeated="44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16"/>
          <table:table-cell office:value-type="string" calcext:value-type="string">
            <text:p>River Ruby</text:p>
          </table:table-cell>
          <table:table-cell table:number-columns-repeated="45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15"/>
          <table:table-cell office:value-type="string" calcext:value-type="string">
            <text:p>River Ruby</text:p>
          </table:table-cell>
          <table:table-cell table:number-columns-repeated="46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14"/>
          <table:table-cell office:value-type="string" calcext:value-type="string">
            <text:p>River Ruby</text:p>
          </table:table-cell>
          <table:table-cell table:number-columns-repeated="47"/>
        </table:table-row>
        <table:table-row table:style-name="ro1">
          <table:table-cell table:number-columns-repeated="4" office:value-type="string" calcext:value-type="string">
            <text:p>Ocean</text:p>
          </table:table-cell>
          <table:table-cell table:number-columns-repeated="11"/>
          <table:table-cell office:value-type="string" calcext:value-type="string">
            <text:p>River Ruby</text:p>
          </table:table-cell>
          <table:table-cell table:number-columns-repeated="48"/>
        </table:table-row>
        <table:table-row table:style-name="ro1">
          <table:table-cell table:number-columns-repeated="5" office:value-type="string" calcext:value-type="string">
            <text:p>Ocean</text:p>
          </table:table-cell>
          <table:table-cell table:number-columns-repeated="9"/>
          <table:table-cell office:value-type="string" calcext:value-type="string">
            <text:p>River Ruby</text:p>
          </table:table-cell>
          <table:table-cell table:number-columns-repeated="49"/>
        </table:table-row>
        <table:table-row table:style-name="ro1">
          <table:table-cell table:number-columns-repeated="6" office:value-type="string" calcext:value-type="string">
            <text:p>Ocean</text:p>
          </table:table-cell>
          <table:table-cell table:number-columns-repeated="7"/>
          <table:table-cell office:value-type="string" calcext:value-type="string">
            <text:p>River Ruby</text:p>
          </table:table-cell>
          <table:table-cell table:number-columns-repeated="50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11"/>
          <table:table-cell office:value-type="string" calcext:value-type="string">
            <text:p>River Ruby</text:p>
          </table:table-cell>
          <table:table-cell table:number-columns-repeated="50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11"/>
          <table:table-cell office:value-type="string" calcext:value-type="string">
            <text:p>River Ruby</text:p>
          </table:table-cell>
          <table:table-cell table:number-columns-repeated="50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11"/>
          <table:table-cell office:value-type="string" calcext:value-type="string">
            <text:p>River Ruby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11"/>
          <table:table-cell office:value-type="string" calcext:value-type="string">
            <text:p>River Ruby</text:p>
          </table:table-cell>
          <table:table-cell table:number-columns-repeated="19"/>
          <table:table-cell table:number-columns-repeated="3" office:value-type="string" calcext:value-type="string">
            <text:p>Emerald Lak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10"/>
          <table:table-cell office:value-type="string" calcext:value-type="string">
            <text:p>River Ruby</text:p>
          </table:table-cell>
          <table:table-cell table:number-columns-repeated="19"/>
          <table:table-cell table:number-columns-repeated="5" office:value-type="string" calcext:value-type="string">
            <text:p>Emerald Lak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9"/>
          <table:table-cell office:value-type="string" calcext:value-type="string">
            <text:p>River Ruby</text:p>
          </table:table-cell>
          <table:table-cell table:number-columns-repeated="20"/>
          <table:table-cell table:number-columns-repeated="6" office:value-type="string" calcext:value-type="string">
            <text:p>Emerald Lak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8"/>
          <table:table-cell office:value-type="string" calcext:value-type="string">
            <text:p>River Ruby</text:p>
          </table:table-cell>
          <table:table-cell table:number-columns-repeated="20"/>
          <table:table-cell table:number-columns-repeated="6" office:value-type="string" calcext:value-type="string">
            <text:p>Emerald Lak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"/>
          <table:table-cell table:number-columns-repeated="2" office:value-type="string" calcext:value-type="string">
            <text:p>River Ruby</text:p>
          </table:table-cell>
          <table:table-cell table:number-columns-repeated="22"/>
          <table:table-cell table:number-columns-repeated="5" office:value-type="string" calcext:value-type="string">
            <text:p>Emerald Lake</text:p>
          </table:table-cell>
          <table:table-cell table:number-columns-repeated="28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office:value-type="string" calcext:value-type="string">
            <text:p>Brackish</text:p>
          </table:table-cell>
          <table:table-cell table:number-columns-repeated="4" office:value-type="string" calcext:value-type="string">
            <text:p>River Ruby</text:p>
          </table:table-cell>
          <table:table-cell table:number-columns-repeated="25"/>
          <table:table-cell table:number-columns-repeated="3" office:value-type="string" calcext:value-type="string">
            <text:p>Emerald Dam</text:p>
          </table:table-cell>
          <table:table-cell table:number-columns-repeated="29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2" office:value-type="string" calcext:value-type="string">
            <text:p>Ruby Town</text:p>
          </table:table-cell>
          <table:table-cell table:number-columns-repeated="29"/>
          <table:table-cell office:value-type="string" calcext:value-type="string">
            <text:p>River Emerald</text:p>
          </table:table-cell>
          <table:table-cell table:number-columns-repeated="30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31"/>
          <table:table-cell office:value-type="string" calcext:value-type="string">
            <text:p>River Emeral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32"/>
          <table:table-cell office:value-type="string" calcext:value-type="string">
            <text:p>River Emeral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32"/>
          <table:table-cell office:value-type="string" calcext:value-type="string">
            <text:p>River Emerald</text:p>
          </table:table-cell>
          <table:table-cell table:number-columns-repeated="30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31"/>
          <table:table-cell office:value-type="string" calcext:value-type="string">
            <text:p>River Emerald</text:p>
          </table:table-cell>
          <table:table-cell table:number-columns-repeated="30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31"/>
          <table:table-cell office:value-type="string" calcext:value-type="string">
            <text:p>River Emerald</text:p>
          </table:table-cell>
          <table:table-cell table:number-columns-repeated="30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31"/>
          <table:table-cell office:value-type="string" calcext:value-type="string">
            <text:p>River Emeral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31"/>
          <table:table-cell office:value-type="string" calcext:value-type="string">
            <text:p>River Emerald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30"/>
          <table:table-cell office:value-type="string" calcext:value-type="string">
            <text:p>River Emerald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9"/>
          <table:table-cell office:value-type="string" calcext:value-type="string">
            <text:p>River Emerald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9"/>
          <table:table-cell office:value-type="string" calcext:value-type="string">
            <text:p>River Emerald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9"/>
          <table:table-cell office:value-type="string" calcext:value-type="string">
            <text:p>River Emerald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8"/>
          <table:table-cell office:value-type="string" calcext:value-type="string">
            <text:p>River Emeral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7"/>
          <table:table-cell office:value-type="string" calcext:value-type="string">
            <text:p>River Emerald</text:p>
          </table:table-cell>
          <table:table-cell table:number-columns-repeated="35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24"/>
          <table:table-cell office:value-type="string" calcext:value-type="string">
            <text:p>River EmeraldRiver Emerald</text:p>
          </table:table-cell>
          <table:table-cell/>
          <table:table-cell office:value-type="string" calcext:value-type="string">
            <text:p>River Emerald</text:p>
          </table:table-cell>
          <table:table-cell table:number-columns-repeated="35"/>
        </table:table-row>
        <table:table-row table:style-name="ro1">
          <table:table-cell table:number-columns-repeated="3" office:value-type="string" calcext:value-type="string">
            <text:p>Ocean</text:p>
          </table:table-cell>
          <table:table-cell table:number-columns-repeated="22"/>
          <table:table-cell office:value-type="string" calcext:value-type="string">
            <text:p>River Emerald</text:p>
          </table:table-cell>
          <table:table-cell table:number-columns-repeated="38"/>
        </table:table-row>
        <table:table-row table:style-name="ro1">
          <table:table-cell table:number-columns-repeated="4" office:value-type="string" calcext:value-type="string">
            <text:p>Ocean</text:p>
          </table:table-cell>
          <table:table-cell table:number-columns-repeated="11"/>
          <table:table-cell table:number-columns-repeated="3" office:value-type="string" calcext:value-type="string">
            <text:p>River Emerald</text:p>
          </table:table-cell>
          <table:table-cell table:number-columns-repeated="6"/>
          <table:table-cell office:value-type="string" calcext:value-type="string">
            <text:p>River Emerald</text:p>
          </table:table-cell>
          <table:table-cell table:number-columns-repeated="39"/>
        </table:table-row>
        <table:table-row table:style-name="ro1">
          <table:table-cell table:number-columns-repeated="4" office:value-type="string" calcext:value-type="string">
            <text:p>Ocean</text:p>
          </table:table-cell>
          <table:table-cell office:value-type="string" calcext:value-type="string">
            <text:p>Brackish</text:p>
          </table:table-cell>
          <table:table-cell table:number-columns-repeated="9"/>
          <table:table-cell office:value-type="string" calcext:value-type="string">
            <text:p>River Emerald</text:p>
          </table:table-cell>
          <table:table-cell table:number-columns-repeated="3"/>
          <table:table-cell office:value-type="string" calcext:value-type="string">
            <text:p>River Emerald</text:p>
          </table:table-cell>
          <table:table-cell table:number-columns-repeated="4"/>
          <table:table-cell office:value-type="string" calcext:value-type="string">
            <text:p>River Emerald</text:p>
          </table:table-cell>
          <table:table-cell table:number-columns-repeated="40"/>
        </table:table-row>
        <table:table-row table:style-name="ro1">
          <table:table-cell table:number-columns-repeated="4" office:value-type="string" calcext:value-type="string">
            <text:p>Ocean</text:p>
          </table:table-cell>
          <table:table-cell office:value-type="string" calcext:value-type="string">
            <text:p>Brackish</text:p>
          </table:table-cell>
          <table:table-cell table:number-columns-repeated="5" office:value-type="string" calcext:value-type="string">
            <text:p>River Emerald</text:p>
          </table:table-cell>
          <table:table-cell table:number-columns-repeated="3"/>
          <table:table-cell office:value-type="string" calcext:value-type="string">
            <text:p>River Emerald</text:p>
          </table:table-cell>
          <table:table-cell table:number-columns-repeated="5"/>
          <table:table-cell office:value-type="string" calcext:value-type="string">
            <text:p>River Emerald</text:p>
          </table:table-cell>
          <table:table-cell table:number-columns-repeated="2"/>
          <table:table-cell office:value-type="string" calcext:value-type="string">
            <text:p>River Emerald</text:p>
          </table:table-cell>
          <table:table-cell table:number-columns-repeated="41"/>
        </table:table-row>
        <table:table-row table:style-name="ro1">
          <table:table-cell table:number-columns-repeated="4" office:value-type="string" calcext:value-type="string">
            <text:p>Ocean</text:p>
          </table:table-cell>
          <table:table-cell office:value-type="string" calcext:value-type="string">
            <text:p>Brackish</text:p>
          </table:table-cell>
          <table:table-cell table:number-columns-repeated="5"/>
          <table:table-cell table:number-columns-repeated="4" office:value-type="string" calcext:value-type="string">
            <text:p>River Emerald</text:p>
          </table:table-cell>
          <table:table-cell table:number-columns-repeated="6"/>
          <table:table-cell office:value-type="string" calcext:value-type="string">
            <text:p>River EmeraldRiver Emerald</text:p>
          </table:table-cell>
          <table:table-cell table:number-columns-repeated="43"/>
        </table:table-row>
        <table:table-row table:style-name="ro1">
          <table:table-cell table:number-columns-repeated="3" office:value-type="string" calcext:value-type="string">
            <text:p>Ocean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62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62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62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62"/>
        </table:table-row>
        <table:table-row table:style-name="ro1">
          <table:table-cell table:number-columns-repeated="3" office:value-type="string" calcext:value-type="string">
            <text:p>Ocean</text:p>
          </table:table-cell>
          <table:table-cell table:number-columns-repeated="61"/>
        </table:table-row>
        <table:table-row table:style-name="ro1">
          <table:table-cell table:number-columns-repeated="3" office:value-type="string" calcext:value-type="string">
            <text:p>Ocean</text:p>
          </table:table-cell>
          <table:table-cell table:number-columns-repeated="61"/>
        </table:table-row>
        <table:table-row table:style-name="ro1">
          <table:table-cell table:number-columns-repeated="4" office:value-type="string" calcext:value-type="string">
            <text:p>Ocean</text:p>
          </table:table-cell>
          <table:table-cell table:number-columns-repeated="60"/>
        </table:table-row>
        <table:table-row table:style-name="ro1">
          <table:table-cell table:number-columns-repeated="5" office:value-type="string" calcext:value-type="string">
            <text:p>Ocean</text:p>
          </table:table-cell>
          <table:table-cell table:number-columns-repeated="59"/>
        </table:table-row>
        <table:table-row table:style-name="ro1">
          <table:table-cell table:number-columns-repeated="5" office:value-type="string" calcext:value-type="string">
            <text:p>Ocean</text:p>
          </table:table-cell>
          <table:table-cell office:value-type="string" calcext:value-type="string">
            <text:p>Brackish</text:p>
          </table:table-cell>
          <table:table-cell table:number-columns-repeated="5" office:value-type="string" calcext:value-type="string">
            <text:p>River Amethyst</text:p>
          </table:table-cell>
          <table:table-cell table:number-columns-repeated="4"/>
          <table:table-cell office:value-type="string" calcext:value-type="string">
            <text:p>River Amethyst</text:p>
          </table:table-cell>
          <table:table-cell table:number-columns-repeated="48"/>
        </table:table-row>
        <table:table-row table:style-name="ro1">
          <table:table-cell table:number-columns-repeated="5" office:value-type="string" calcext:value-type="string">
            <text:p>Ocean</text:p>
          </table:table-cell>
          <table:table-cell table:number-columns-repeated="6"/>
          <table:table-cell table:number-columns-repeated="4" office:value-type="string" calcext:value-type="string">
            <text:p>River Amethyst</text:p>
          </table:table-cell>
          <table:table-cell/>
          <table:table-cell office:value-type="string" calcext:value-type="string">
            <text:p>River Amethyst</text:p>
          </table:table-cell>
          <table:table-cell table:number-columns-repeated="47"/>
        </table:table-row>
        <table:table-row table:style-name="ro1">
          <table:table-cell table:number-columns-repeated="4" office:value-type="string" calcext:value-type="string">
            <text:p>Ocean</text:p>
          </table:table-cell>
          <table:table-cell table:number-columns-repeated="13"/>
          <table:table-cell office:value-type="string" calcext:value-type="string">
            <text:p>River Amethyst</text:p>
          </table:table-cell>
          <table:table-cell table:number-columns-repeated="46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16"/>
          <table:table-cell office:value-type="string" calcext:value-type="string">
            <text:p>River Amethys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18"/>
          <table:table-cell table:number-columns-repeated="2" office:value-type="string" calcext:value-type="string">
            <text:p>River Amethys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0"/>
          <table:table-cell office:value-type="string" calcext:value-type="string">
            <text:p>River Amethyst</text:p>
          </table:table-cell>
          <table:table-cell table:number-columns-repeated="10"/>
          <table:table-cell table:number-columns-repeated="7" office:value-type="string" calcext:value-type="string">
            <text:p>River Amethyst</text:p>
          </table:table-cell>
          <table:table-cell table:number-columns-repeated="25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20"/>
          <table:table-cell office:value-type="string" calcext:value-type="string">
            <text:p>River Amethyst</text:p>
          </table:table-cell>
          <table:table-cell table:number-columns-repeated="8"/>
          <table:table-cell office:value-type="string" calcext:value-type="string">
            <text:p>River Amethyst</text:p>
          </table:table-cell>
          <table:table-cell table:number-columns-repeated="7"/>
          <table:table-cell office:value-type="string" calcext:value-type="string">
            <text:p>River Amethyst</text:p>
          </table:table-cell>
          <table:table-cell table:number-columns-repeated="24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21"/>
          <table:table-cell table:number-columns-repeated="2" office:value-type="string" calcext:value-type="string">
            <text:p>River Amethyst</text:p>
          </table:table-cell>
          <table:table-cell table:number-columns-repeated="4"/>
          <table:table-cell table:number-columns-repeated="2" office:value-type="string" calcext:value-type="string">
            <text:p>River Amethyst</text:p>
          </table:table-cell>
          <table:table-cell table:number-columns-repeated="8"/>
          <table:table-cell office:value-type="string" calcext:value-type="string">
            <text:p>River Amethy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4"/>
          <table:table-cell office:value-type="string" calcext:value-type="string">
            <text:p>River Amethyst</text:p>
          </table:table-cell>
          <table:table-cell/>
          <table:table-cell table:number-columns-repeated="2" office:value-type="string" calcext:value-type="string">
            <text:p>River Amethyst</text:p>
          </table:table-cell>
          <table:table-cell table:number-columns-repeated="10"/>
          <table:table-cell office:value-type="string" calcext:value-type="string">
            <text:p>River Amethy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5"/>
          <table:table-cell office:value-type="string" calcext:value-type="string">
            <text:p>River Amethyst</text:p>
          </table:table-cell>
          <table:table-cell table:number-columns-repeated="12"/>
          <table:table-cell table:number-columns-repeated="2" office:value-type="string" calcext:value-type="string">
            <text:p>River Amethys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40"/>
          <table:table-cell office:value-type="string" calcext:value-type="string">
            <text:p>River Amethys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41"/>
          <table:table-cell office:value-type="string" calcext:value-type="string">
            <text:p>River Amethy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42"/>
          <table:table-cell office:value-type="string" calcext:value-type="string">
            <text:p>River Amethyst</text:p>
          </table:table-cell>
          <table:table-cell table:number-columns-repeated="20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42"/>
          <table:table-cell office:value-type="string" calcext:value-type="string">
            <text:p>River Amethyst</text:p>
          </table:table-cell>
          <table:table-cell table:number-columns-repeated="19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43"/>
          <table:table-cell office:value-type="string" calcext:value-type="string">
            <text:p>River Amethyst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44"/>
          <table:table-cell office:value-type="string" calcext:value-type="string">
            <text:p>River Amethyst</text:p>
          </table:table-cell>
          <table:table-cell table:number-columns-repeated="17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45"/>
          <table:table-cell office:value-type="string" calcext:value-type="string">
            <text:p>River Amethyst</text:p>
          </table:table-cell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Ocean</text:p>
          </table:table-cell>
          <table:table-cell table:number-columns-repeated="45"/>
          <table:table-cell office:value-type="string" calcext:value-type="string">
            <text:p>River Amethys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46"/>
          <table:table-cell office:value-type="string" calcext:value-type="string">
            <text:p>River Amethys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47"/>
          <table:table-cell office:value-type="string" calcext:value-type="string">
            <text:p>River Amethyst</text:p>
          </table:table-cell>
          <table:table-cell table:number-columns-repeated="3"/>
          <table:table-cell table:number-columns-repeated="3" office:value-type="string" calcext:value-type="string">
            <text:p>River Amethy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48"/>
          <table:table-cell table:number-columns-repeated="3" office:value-type="string" calcext:value-type="string">
            <text:p>River Amethyst</text:p>
          </table:table-cell>
          <table:table-cell table:number-columns-repeated="2"/>
          <table:table-cell table:number-columns-repeated="7" office:value-type="string" calcext:value-type="string">
            <text:p>River Amethy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3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3">00/00/0000</text:date>, <text:time style:data-style-name="N2" text:time-value="01:17:07.6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4T17:59:59.548000000</meta:creation-date>
    <dc:date>2023-04-23T23:16:42.307000000</dc:date>
    <meta:editing-duration>PT22H33M24S</meta:editing-duration>
    <meta:editing-cycles>3</meta:editing-cycles>
    <meta:generator>LibreOffice/7.1.2.2$Windows_X86_64 LibreOffice_project/8a45595d069ef5570103caea1b71cc9d82b2aae4</meta:generator>
    <meta:document-statistic meta:table-count="1" meta:cell-count="343" meta:object-count="0"/>
  </office:meta>
</office:document-meta>
</file>